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53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mm" fo:break-before="auto" style:use-optimal-row-height="false"/>
    </style:style>
    <style:style style:name="ro9" style:family="table-row">
      <style:table-row-properties style:row-height="5.31mm" fo:break-before="auto" style:use-optimal-row-height="false"/>
    </style:style>
    <style:style style:name="ro10" style:family="table-row">
      <style:table-row-properties style:row-height="8.84mm" fo:break-before="auto" style:use-optimal-row-height="false"/>
    </style:style>
    <style:style style:name="ro11" style:family="table-row">
      <style:table-row-properties style:row-height="5.57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7 年 2 月 份" calcext:value-type="string">
              <text:p><text:s text:c="7"/>中 華 民 國 97 年 2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7163" calcext:value-type="float">
            <text:p><text:s text:c="3"/>7,163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94" calcext:value-type="float">
            <text:p><text:s text:c="3"/>3.94 </text:p>
          </table:table-cell>
          <table:table-cell table:style-name="ce28" office:value-type="float" office:value="3260" calcext:value-type="float">
            <text:p><text:s text:c="3"/>3,260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79" calcext:value-type="float">
            <text:p><text:s text:c="3"/>1.79 </text:p>
          </table:table-cell>
          <table:table-cell table:style-name="ce28" office:value-type="float" office:value="16065" calcext:value-type="float">
            <text:p><text:s text:c="3"/>16,065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83" calcext:value-type="float">
            <text:p><text:s text:c="3"/>8.83 </text:p>
          </table:table-cell>
          <table:table-cell table:style-name="ce28" office:value-type="float" office:value="12805" calcext:value-type="float">
            <text:p><text:s text:c="3"/>12,80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04" calcext:value-type="float">
            <text:p><text:s text:c="3"/>7.04 </text:p>
          </table:table-cell>
          <table:table-cell table:style-name="ce28" office:value-type="float" office:value="12249" calcext:value-type="float">
            <text:p><text:s text:c="3"/>12,249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73" calcext:value-type="float">
            <text:p><text:s text:c="3"/>6.73 </text:p>
          </table:table-cell>
          <table:table-cell table:style-name="ce28" office:value-type="float" office:value="3711" calcext:value-type="float">
            <text:p><text:s text:c="3"/>3,711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44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7003" calcext:value-type="float">
            <text:p><text:s text:c="3"/>7,003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86" calcext:value-type="float">
            <text:p><text:s text:c="3"/>3.86 </text:p>
          </table:table-cell>
          <table:table-cell table:style-name="ce28" office:value-type="float" office:value="3214" calcext:value-type="float">
            <text:p><text:s text:c="3"/>3,21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77" calcext:value-type="float">
            <text:p><text:s text:c="3"/>1.77 </text:p>
          </table:table-cell>
          <table:table-cell table:style-name="ce28" office:value-type="float" office:value="15987" calcext:value-type="float">
            <text:p><text:s text:c="3"/>15,987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82" calcext:value-type="float">
            <text:p><text:s text:c="3"/>8.82 </text:p>
          </table:table-cell>
          <table:table-cell table:style-name="ce28" office:value-type="float" office:value="12773" calcext:value-type="float">
            <text:p><text:s text:c="3"/>12,773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05" calcext:value-type="float">
            <text:p><text:s text:c="3"/>7.05 </text:p>
          </table:table-cell>
          <table:table-cell table:style-name="ce28" office:value-type="float" office:value="12189" calcext:value-type="float">
            <text:p><text:s text:c="3"/>12,189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28" office:value-type="float" office:value="3701" calcext:value-type="float">
            <text:p><text:s text:c="3"/>3,701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44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5207" calcext:value-type="float">
            <text:p><text:s text:c="3"/>5,207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51" calcext:value-type="float">
            <text:p><text:s text:c="3"/>3.51 </text:p>
          </table:table-cell>
          <table:table-cell table:style-name="ce28" office:value-type="float" office:value="2657" calcext:value-type="float">
            <text:p><text:s text:c="3"/>2,657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79" calcext:value-type="float">
            <text:p><text:s text:c="3"/>1.79 </text:p>
          </table:table-cell>
          <table:table-cell table:style-name="ce28" office:value-type="float" office:value="13322" calcext:value-type="float">
            <text:p><text:s text:c="3"/>13,322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98" calcext:value-type="float">
            <text:p><text:s text:c="3"/>8.98 </text:p>
          </table:table-cell>
          <table:table-cell table:style-name="ce28" office:value-type="float" office:value="10665" calcext:value-type="float">
            <text:p><text:s text:c="3"/>10,665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7.19" calcext:value-type="float">
            <text:p><text:s text:c="3"/>7.19 </text:p>
          </table:table-cell>
          <table:table-cell table:style-name="ce28" office:value-type="float" office:value="10023" calcext:value-type="float">
            <text:p><text:s text:c="3"/>10,023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75" calcext:value-type="float">
            <text:p><text:s text:c="3"/>6.75 </text:p>
          </table:table-cell>
          <table:table-cell table:style-name="ce28" office:value-type="float" office:value="3039" calcext:value-type="float">
            <text:p><text:s text:c="3"/>3,039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44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395" calcext:value-type="float">
            <text:p><text:s text:c="3"/>2,395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95" calcext:value-type="float">
            <text:p><text:s text:c="3"/>7.95 </text:p>
          </table:table-cell>
          <table:table-cell table:style-name="ce29" office:value-type="float" office:value="954" calcext:value-type="float">
            <text:p><text:s text:c="3"/>954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3.17" calcext:value-type="float">
            <text:p><text:s text:c="3"/>3.17 </text:p>
          </table:table-cell>
          <table:table-cell table:style-name="ce29" office:value-type="float" office:value="2549" calcext:value-type="float">
            <text:p><text:s text:c="3"/>2,549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46" calcext:value-type="float">
            <text:p><text:s text:c="3"/>8.46 </text:p>
          </table:table-cell>
          <table:table-cell table:style-name="ce29" office:value-type="float" office:value="1595" calcext:value-type="float">
            <text:p><text:s text:c="3"/>1,595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29" calcext:value-type="float">
            <text:p><text:s text:c="3"/>5.29 </text:p>
          </table:table-cell>
          <table:table-cell table:style-name="ce29" office:value-type="float" office:value="2158" calcext:value-type="float">
            <text:p><text:s text:c="3"/>2,158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7.16" calcext:value-type="float">
            <text:p><text:s text:c="3"/>7.16 </text:p>
          </table:table-cell>
          <table:table-cell table:style-name="ce29" office:value-type="float" office:value="706" calcext:value-type="float">
            <text:p><text:s text:c="3"/>706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265" calcext:value-type="float">
            <text:p><text:s text:c="3"/>265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27" calcext:value-type="float">
            <text:p><text:s text:c="3"/>7.27 </text:p>
          </table:table-cell>
          <table:table-cell table:style-name="ce29" office:value-type="float" office:value="0" calcext:value-type="float">
            <text:p>－ </text:p>
          </table:table-cell>
          <table:table-cell table:number-columns-repeated="2" table:style-name="ce25" office:value-type="float" office:value="0" calcext:value-type="float">
            <text:p>－ </text:p>
          </table:table-cell>
          <table:table-cell table:style-name="ce29" office:value-type="float" office:value="309" calcext:value-type="float">
            <text:p><text:s text:c="3"/>309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47" calcext:value-type="float">
            <text:p><text:s text:c="3"/>8.47 </text:p>
          </table:table-cell>
          <table:table-cell table:style-name="ce29" office:value-type="float" office:value="309" calcext:value-type="float">
            <text:p><text:s text:c="3"/>309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47" calcext:value-type="float">
            <text:p><text:s text:c="3"/>8.47 </text:p>
          </table:table-cell>
          <table:table-cell table:style-name="ce29" office:value-type="float" office:value="213" calcext:value-type="float">
            <text:p><text:s text:c="3"/>21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84" calcext:value-type="float">
            <text:p><text:s text:c="3"/>5.84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92" calcext:value-type="float">
            <text:p><text:s text:c="3"/>1.9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546" calcext:value-type="float">
            <text:p><text:s text:c="3"/>1,546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10.07" calcext:value-type="float">
            <text:p><text:s text:c="3"/>10.07 </text:p>
          </table:table-cell>
          <table:table-cell table:style-name="ce29" office:value-type="float" office:value="640" calcext:value-type="float">
            <text:p><text:s text:c="3"/>640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17" calcext:value-type="float">
            <text:p><text:s text:c="3"/>4.17 </text:p>
          </table:table-cell>
          <table:table-cell table:style-name="ce29" office:value-type="float" office:value="1516" calcext:value-type="float">
            <text:p><text:s text:c="3"/>1,516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87" calcext:value-type="float">
            <text:p><text:s text:c="3"/>9.87 </text:p>
          </table:table-cell>
          <table:table-cell table:style-name="ce29" office:value-type="float" office:value="876" calcext:value-type="float">
            <text:p><text:s text:c="3"/>876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71" calcext:value-type="float">
            <text:p><text:s text:c="3"/>5.71 </text:p>
          </table:table-cell>
          <table:table-cell table:style-name="ce29" office:value-type="float" office:value="1091" calcext:value-type="float">
            <text:p><text:s text:c="3"/>1,091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7.11" calcext:value-type="float">
            <text:p><text:s text:c="3"/>7.11 </text:p>
          </table:table-cell>
          <table:table-cell table:style-name="ce29" office:value-type="float" office:value="353" calcext:value-type="float">
            <text:p><text:s text:c="3"/>35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58" calcext:value-type="float">
            <text:p><text:s text:c="3"/>358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9.1" calcext:value-type="float">
            <text:p><text:s text:c="3"/>9.10 </text:p>
          </table:table-cell>
          <table:table-cell table:style-name="ce29" office:value-type="float" office:value="185" calcext:value-type="float">
            <text:p><text:s text:c="3"/>185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7" calcext:value-type="float">
            <text:p><text:s text:c="3"/>4.70 </text:p>
          </table:table-cell>
          <table:table-cell table:style-name="ce29" office:value-type="float" office:value="493" calcext:value-type="float">
            <text:p><text:s text:c="3"/>493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25" office:value-type="float" office:value="12.53" calcext:value-type="float">
            <text:p><text:s text:c="3"/>12.53 </text:p>
          </table:table-cell>
          <table:table-cell table:style-name="ce29" office:value-type="float" office:value="308" calcext:value-type="float">
            <text:p><text:s text:c="3"/>30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83" calcext:value-type="float">
            <text:p><text:s text:c="3"/>7.83 </text:p>
          </table:table-cell>
          <table:table-cell table:style-name="ce29" office:value-type="float" office:value="318" calcext:value-type="float">
            <text:p><text:s text:c="3"/>318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8.08" calcext:value-type="float">
            <text:p><text:s text:c="3"/>8.08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38" calcext:value-type="float">
            <text:p><text:s/>－38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86" calcext:value-type="float">
            <text:p><text:s/>－0.86 </text:p>
          </table:table-cell>
          <table:table-cell table:style-name="ce29" office:value-type="float" office:value="-26" calcext:value-type="float">
            <text:p><text:s/>－26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9" calcext:value-type="float">
            <text:p><text:s/>－0.59 </text:p>
          </table:table-cell>
          <table:table-cell table:style-name="ce29" office:value-type="float" office:value="388" calcext:value-type="float">
            <text:p><text:s text:c="3"/>388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74" calcext:value-type="float">
            <text:p><text:s text:c="3"/>8.74 </text:p>
          </table:table-cell>
          <table:table-cell table:style-name="ce29" office:value-type="float" office:value="414" calcext:value-type="float">
            <text:p><text:s text:c="3"/>414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9.33" calcext:value-type="float">
            <text:p><text:s text:c="3"/>9.33 </text:p>
          </table:table-cell>
          <table:table-cell table:style-name="ce29" office:value-type="float" office:value="309" calcext:value-type="float">
            <text:p><text:s text:c="3"/>309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96" calcext:value-type="float">
            <text:p><text:s text:c="3"/>6.96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493" calcext:value-type="float">
            <text:p><text:s text:c="3"/>493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4.01" calcext:value-type="float">
            <text:p><text:s text:c="3"/>4.01 </text:p>
          </table:table-cell>
          <table:table-cell table:style-name="ce29" office:value-type="float" office:value="437" calcext:value-type="float">
            <text:p><text:s text:c="3"/>437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55" calcext:value-type="float">
            <text:p><text:s text:c="3"/>3.55 </text:p>
          </table:table-cell>
          <table:table-cell table:style-name="ce29" office:value-type="float" office:value="1214" calcext:value-type="float">
            <text:p><text:s text:c="3"/>1,214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87" calcext:value-type="float">
            <text:p><text:s text:c="3"/>9.87 </text:p>
          </table:table-cell>
          <table:table-cell table:style-name="ce29" office:value-type="float" office:value="777" calcext:value-type="float">
            <text:p><text:s text:c="3"/>777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32" calcext:value-type="float">
            <text:p><text:s text:c="3"/>6.32 </text:p>
          </table:table-cell>
          <table:table-cell table:style-name="ce29" office:value-type="float" office:value="837" calcext:value-type="float">
            <text:p><text:s text:c="3"/>83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81" calcext:value-type="float">
            <text:p><text:s text:c="3"/>6.81 </text:p>
          </table:table-cell>
          <table:table-cell table:style-name="ce29" office:value-type="float" office:value="247" calcext:value-type="float">
            <text:p><text:s text:c="3"/>247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142" calcext:value-type="float">
            <text:p><text:s text:c="3"/>142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6" calcext:value-type="float">
            <text:p><text:s text:c="3"/>1.36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69" calcext:value-type="float">
            <text:p><text:s text:c="3"/>1.69 </text:p>
          </table:table-cell>
          <table:table-cell table:style-name="ce29" office:value-type="float" office:value="977" calcext:value-type="float">
            <text:p><text:s text:c="3"/>977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9.38" calcext:value-type="float">
            <text:p><text:s text:c="3"/>9.38 </text:p>
          </table:table-cell>
          <table:table-cell table:style-name="ce29" office:value-type="float" office:value="801" calcext:value-type="float">
            <text:p><text:s text:c="3"/>801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69" calcext:value-type="float">
            <text:p><text:s text:c="3"/>7.69 </text:p>
          </table:table-cell>
          <table:table-cell table:style-name="ce29" office:value-type="float" office:value="700" calcext:value-type="float">
            <text:p><text:s text:c="3"/>700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33" calcext:value-type="float">
            <text:p><text:s text:c="3"/>1.3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06" calcext:value-type="float">
            <text:p><text:s/>－106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51" calcext:value-type="float">
            <text:p><text:s/>－2.51 </text:p>
          </table:table-cell>
          <table:table-cell table:style-name="ce29" office:value-type="float" office:value="-15" calcext:value-type="float">
            <text:p><text:s/>－15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5" calcext:value-type="float">
            <text:p><text:s/>－0.35 </text:p>
          </table:table-cell>
          <table:table-cell table:style-name="ce29" office:value-type="float" office:value="360" calcext:value-type="float">
            <text:p><text:s text:c="3"/>360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52" calcext:value-type="float">
            <text:p><text:s text:c="3"/>8.52 </text:p>
          </table:table-cell>
          <table:table-cell table:style-name="ce29" office:value-type="float" office:value="375" calcext:value-type="float">
            <text:p><text:s text:c="3"/>375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87" calcext:value-type="float">
            <text:p><text:s text:c="3"/>8.87 </text:p>
          </table:table-cell>
          <table:table-cell table:style-name="ce29" office:value-type="float" office:value="221" calcext:value-type="float">
            <text:p><text:s text:c="3"/>221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.23" calcext:value-type="float">
            <text:p><text:s text:c="3"/>5.23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9" office:value-type="float" office:value="-49" calcext:value-type="float">
            <text:p><text:s/>－49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85" calcext:value-type="float">
            <text:p><text:s/>－0.85 </text:p>
          </table:table-cell>
          <table:table-cell table:style-name="ce29" office:value-type="float" office:value="530" calcext:value-type="float">
            <text:p><text:s text:c="3"/>530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9.22" calcext:value-type="float">
            <text:p><text:s text:c="3"/>9.22 </text:p>
          </table:table-cell>
          <table:table-cell table:style-name="ce29" office:value-type="float" office:value="579" calcext:value-type="float">
            <text:p><text:s text:c="3"/>579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10.07" calcext:value-type="float">
            <text:p><text:s text:c="3"/>10.07 </text:p>
          </table:table-cell>
          <table:table-cell table:style-name="ce29" office:value-type="float" office:value="354" calcext:value-type="float">
            <text:p><text:s text:c="3"/>35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16" calcext:value-type="float">
            <text:p><text:s text:c="3"/>6.16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95" calcext:value-type="float">
            <text:p><text:s/>－395 </text:p>
          </table:table-cell>
          <table:table-cell table:style-name="ce25" office:value-type="float" office:value="-0.72" calcext:value-type="float">
            <text:p><text:s/>－0.72 </text:p>
          </table:table-cell>
          <table:table-cell table:style-name="ce25" office:value-type="float" office:value="-9.04" calcext:value-type="float">
            <text:p><text:s/>－9.04 </text:p>
          </table:table-cell>
          <table:table-cell table:style-name="ce29" office:value-type="float" office:value="-64" calcext:value-type="float">
            <text:p><text:s/>－64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7" calcext:value-type="float">
            <text:p><text:s/>－1.47 </text:p>
          </table:table-cell>
          <table:table-cell table:style-name="ce29" office:value-type="float" office:value="404" calcext:value-type="float">
            <text:p><text:s text:c="3"/>404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9.25" calcext:value-type="float">
            <text:p><text:s text:c="3"/>9.25 </text:p>
          </table:table-cell>
          <table:table-cell table:style-name="ce29" office:value-type="float" office:value="468" calcext:value-type="float">
            <text:p><text:s text:c="3"/>468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5" office:value-type="float" office:value="10.72" calcext:value-type="float">
            <text:p><text:s text:c="3"/>10.72 </text:p>
          </table:table-cell>
          <table:table-cell table:style-name="ce29" office:value-type="float" office:value="265" calcext:value-type="float">
            <text:p><text:s text:c="3"/>265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07" calcext:value-type="float">
            <text:p><text:s text:c="3"/>6.07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31" calcext:value-type="float">
            <text:p><text:s/>－231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64" calcext:value-type="float">
            <text:p><text:s/>－2.64 </text:p>
          </table:table-cell>
          <table:table-cell table:style-name="ce29" office:value-type="float" office:value="-83" calcext:value-type="float">
            <text:p><text:s/>－83 </text:p>
          </table:table-cell>
          <table:table-cell table:style-name="ce25" office:value-type="float" office:value="-0.08" calcext:value-type="float">
            <text:p><text:s/>－0.08 </text:p>
          </table:table-cell>
          <table:table-cell table:style-name="ce25" office:value-type="float" office:value="-0.95" calcext:value-type="float">
            <text:p><text:s/>－0.95 </text:p>
          </table:table-cell>
          <table:table-cell table:style-name="ce29" office:value-type="float" office:value="721" calcext:value-type="float">
            <text:p><text:s text:c="3"/>721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8.23" calcext:value-type="float">
            <text:p><text:s text:c="3"/>8.23 </text:p>
          </table:table-cell>
          <table:table-cell table:style-name="ce29" office:value-type="float" office:value="804" calcext:value-type="float">
            <text:p><text:s text:c="3"/>804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9.18" calcext:value-type="float">
            <text:p><text:s text:c="3"/>9.18 </text:p>
          </table:table-cell>
          <table:table-cell table:style-name="ce29" office:value-type="float" office:value="573" calcext:value-type="float">
            <text:p><text:s text:c="3"/>573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54" calcext:value-type="float">
            <text:p><text:s text:c="3"/>6.54 </text:p>
          </table:table-cell>
          <table:table-cell table:style-name="ce29" office:value-type="float" office:value="165" calcext:value-type="float">
            <text:p><text:s text:c="3"/>165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72" calcext:value-type="float">
            <text:p><text:s/>－72 </text:p>
          </table:table-cell>
          <table:table-cell table:style-name="ce25" office:value-type="float" office:value="-0.06" calcext:value-type="float">
            <text:p><text:s/>－0.06 </text:p>
          </table:table-cell>
          <table:table-cell table:style-name="ce25" office:value-type="float" office:value="-0.73" calcext:value-type="float">
            <text:p><text:s/>－0.73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29" office:value-type="float" office:value="851" calcext:value-type="float">
            <text:p><text:s text:c="3"/>851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63" calcext:value-type="float">
            <text:p><text:s text:c="3"/>8.63 </text:p>
          </table:table-cell>
          <table:table-cell table:style-name="ce29" office:value-type="float" office:value="753" calcext:value-type="float">
            <text:p><text:s text:c="3"/>753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64" calcext:value-type="float">
            <text:p><text:s text:c="3"/>7.64 </text:p>
          </table:table-cell>
          <table:table-cell table:style-name="ce29" office:value-type="float" office:value="671" calcext:value-type="float">
            <text:p><text:s text:c="3"/>67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81" calcext:value-type="float">
            <text:p><text:s text:c="3"/>6.81 </text:p>
          </table:table-cell>
          <table:table-cell table:style-name="ce29" office:value-type="float" office:value="220" calcext:value-type="float">
            <text:p><text:s text:c="3"/>22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14" calcext:value-type="float">
            <text:p><text:s/>－414 </text:p>
          </table:table-cell>
          <table:table-cell table:style-name="ce25" office:value-type="float" office:value="-0.47" calcext:value-type="float">
            <text:p><text:s/>－0.47 </text:p>
          </table:table-cell>
          <table:table-cell table:style-name="ce25" office:value-type="float" office:value="-5.88" calcext:value-type="float">
            <text:p><text:s/>－5.88 </text:p>
          </table:table-cell>
          <table:table-cell table:style-name="ce29" office:value-type="float" office:value="-107" calcext:value-type="float">
            <text:p><text:s/>－107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52" calcext:value-type="float">
            <text:p><text:s/>－1.52 </text:p>
          </table:table-cell>
          <table:table-cell table:style-name="ce29" office:value-type="float" office:value="544" calcext:value-type="float">
            <text:p><text:s text:c="3"/>544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72" calcext:value-type="float">
            <text:p><text:s text:c="3"/>7.72 </text:p>
          </table:table-cell>
          <table:table-cell table:style-name="ce29" office:value-type="float" office:value="651" calcext:value-type="float">
            <text:p><text:s text:c="3"/>651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9.24" calcext:value-type="float">
            <text:p><text:s text:c="3"/>9.24 </text:p>
          </table:table-cell>
          <table:table-cell table:style-name="ce29" office:value-type="float" office:value="416" calcext:value-type="float">
            <text:p><text:s text:c="3"/>416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91" calcext:value-type="float">
            <text:p><text:s text:c="3"/>5.91 </text:p>
          </table:table-cell>
          <table:table-cell table:style-name="ce29" office:value-type="float" office:value="147" calcext:value-type="float">
            <text:p><text:s text:c="3"/>147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18" calcext:value-type="float">
            <text:p><text:s/>－118 </text:p>
          </table:table-cell>
          <table:table-cell table:style-name="ce25" office:value-type="float" office:value="-0.51" calcext:value-type="float">
            <text:p><text:s/>－0.51 </text:p>
          </table:table-cell>
          <table:table-cell table:style-name="ce25" office:value-type="float" office:value="-6.37" calcext:value-type="float">
            <text:p><text:s/>－6.37 </text:p>
          </table:table-cell>
          <table:table-cell table:style-name="ce29" office:value-type="float" office:value="-32" calcext:value-type="float">
            <text:p><text:s/>－32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25" office:value-type="float" office:value="-1.73" calcext:value-type="float">
            <text:p><text:s/>－1.73 </text:p>
          </table:table-cell>
          <table:table-cell table:style-name="ce29" office:value-type="float" office:value="173" calcext:value-type="float">
            <text:p><text:s text:c="3"/>173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9.35" calcext:value-type="float">
            <text:p><text:s text:c="3"/>9.35 </text:p>
          </table:table-cell>
          <table:table-cell table:style-name="ce29" office:value-type="float" office:value="205" calcext:value-type="float">
            <text:p><text:s text:c="3"/>205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1.08" calcext:value-type="float">
            <text:p><text:s text:c="3"/>11.08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54" calcext:value-type="float">
            <text:p><text:s text:c="3"/>6.54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20" calcext:value-type="float">
            <text:p><text:s/>－120 </text:p>
          </table:table-cell>
          <table:table-cell table:style-name="ce25" office:value-type="float" office:value="-0.35" calcext:value-type="float">
            <text:p><text:s/>－0.35 </text:p>
          </table:table-cell>
          <table:table-cell table:style-name="ce25" office:value-type="float" office:value="-4.41" calcext:value-type="float">
            <text:p><text:s/>－4.41 </text:p>
          </table:table-cell>
          <table:table-cell table:style-name="ce29" office:value-type="float" office:value="-87" calcext:value-type="float">
            <text:p><text:s/>－87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5" office:value-type="float" office:value="-3.2" calcext:value-type="float">
            <text:p><text:s/>－3.20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76" calcext:value-type="float">
            <text:p><text:s text:c="3"/>7.76 </text:p>
          </table:table-cell>
          <table:table-cell table:style-name="ce29" office:value-type="float" office:value="298" calcext:value-type="float">
            <text:p><text:s text:c="3"/>298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96" calcext:value-type="float">
            <text:p><text:s text:c="3"/>10.96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39" calcext:value-type="float">
            <text:p><text:s/>－39 </text:p>
          </table:table-cell>
          <table:table-cell table:style-name="ce25" office:value-type="float" office:value="-0.42" calcext:value-type="float">
            <text:p><text:s/>－0.42 </text:p>
          </table:table-cell>
          <table:table-cell table:style-name="ce25" office:value-type="float" office:value="-5.33" calcext:value-type="float">
            <text:p><text:s/>－5.33 </text:p>
          </table:table-cell>
          <table:table-cell table:style-name="ce29" office:value-type="float" office:value="-15" calcext:value-type="float">
            <text:p><text:s/>－15 </text:p>
          </table:table-cell>
          <table:table-cell table:style-name="ce25" office:value-type="float" office:value="-0.16" calcext:value-type="float">
            <text:p><text:s/>－0.16 </text:p>
          </table:table-cell>
          <table:table-cell table:style-name="ce25" office:value-type="float" office:value="-2.05" calcext:value-type="float">
            <text:p><text:s/>－2.05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8.19" calcext:value-type="float">
            <text:p><text:s text:c="3"/>8.19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10.24" calcext:value-type="float">
            <text:p><text:s text:c="3"/>10.24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96" calcext:value-type="float">
            <text:p><text:s text:c="3"/>3.96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32" calcext:value-type="float">
            <text:p><text:s/>－132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5" office:value-type="float" office:value="-4.27" calcext:value-type="float">
            <text:p><text:s/>－4.27 </text:p>
          </table:table-cell>
          <table:table-cell table:style-name="ce29" office:value-type="float" office:value="-35" calcext:value-type="float">
            <text:p><text:s/>－35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13" calcext:value-type="float">
            <text:p><text:s/>－1.13 </text:p>
          </table:table-cell>
          <table:table-cell table:style-name="ce29" office:value-type="float" office:value="206" calcext:value-type="float">
            <text:p><text:s text:c="3"/>20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66" calcext:value-type="float">
            <text:p><text:s text:c="3"/>6.66 </text:p>
          </table:table-cell>
          <table:table-cell table:style-name="ce29" office:value-type="float" office:value="241" calcext:value-type="float">
            <text:p><text:s text:c="3"/>241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8" calcext:value-type="float">
            <text:p><text:s text:c="3"/>7.80 </text:p>
          </table:table-cell>
          <table:table-cell table:style-name="ce29" office:value-type="float" office:value="183" calcext:value-type="float">
            <text:p><text:s text:c="3"/>183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358" calcext:value-type="float">
            <text:p><text:s text:c="3"/>358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1.31" calcext:value-type="float">
            <text:p><text:s text:c="3"/>11.31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66" calcext:value-type="float">
            <text:p><text:s text:c="3"/>6.66 </text:p>
          </table:table-cell>
          <table:table-cell table:style-name="ce29" office:value-type="float" office:value="406" calcext:value-type="float">
            <text:p><text:s text:c="3"/>406 </text:p>
          </table:table-cell>
          <table:table-cell table:style-name="ce25" office:value-type="float" office:value="1.02" calcext:value-type="float">
            <text:p><text:s text:c="3"/>1.02 </text:p>
          </table:table-cell>
          <table:table-cell table:style-name="ce25" office:value-type="float" office:value="12.82" calcext:value-type="float">
            <text:p><text:s text:c="3"/>12.82 </text:p>
          </table:table-cell>
          <table:table-cell table:style-name="ce29" office:value-type="float" office:value="195" calcext:value-type="float">
            <text:p><text:s text:c="3"/>19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16" calcext:value-type="float">
            <text:p><text:s text:c="3"/>6.16 </text:p>
          </table:table-cell>
          <table:table-cell table:style-name="ce29" office:value-type="float" office:value="256" calcext:value-type="float">
            <text:p><text:s text:c="3"/>256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8.08" calcext:value-type="float">
            <text:p><text:s text:c="3"/>8.08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788" calcext:value-type="float">
            <text:p><text:s text:c="3"/>788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9.41" calcext:value-type="float">
            <text:p><text:s text:c="3"/>9.41 </text:p>
          </table:table-cell>
          <table:table-cell table:style-name="ce29" office:value-type="float" office:value="353" calcext:value-type="float">
            <text:p><text:s text:c="3"/>353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21" calcext:value-type="float">
            <text:p><text:s text:c="3"/>4.21 </text:p>
          </table:table-cell>
          <table:table-cell table:style-name="ce29" office:value-type="float" office:value="743" calcext:value-type="float">
            <text:p><text:s text:c="3"/>743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87" calcext:value-type="float">
            <text:p><text:s text:c="3"/>8.87 </text:p>
          </table:table-cell>
          <table:table-cell table:style-name="ce29" office:value-type="float" office:value="390" calcext:value-type="float">
            <text:p><text:s text:c="3"/>390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65" calcext:value-type="float">
            <text:p><text:s text:c="3"/>4.65 </text:p>
          </table:table-cell>
          <table:table-cell table:style-name="ce29" office:value-type="float" office:value="577" calcext:value-type="float">
            <text:p><text:s text:c="3"/>577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89" calcext:value-type="float">
            <text:p><text:s text:c="3"/>6.89 </text:p>
          </table:table-cell>
          <table:table-cell table:style-name="ce18" office:value-type="float" office:value="159" calcext:value-type="float">
            <text:p><text:s text:c="3"/>159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148" calcext:value-type="float">
            <text:p><text:s text:c="3"/>148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84" calcext:value-type="float">
            <text:p><text:s text:c="3"/>6.84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68" calcext:value-type="float">
            <text:p><text:s text:c="3"/>2.68 </text:p>
          </table:table-cell>
          <table:table-cell table:style-name="ce29" office:value-type="float" office:value="199" calcext:value-type="float">
            <text:p><text:s text:c="3"/>199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9.19" calcext:value-type="float">
            <text:p><text:s text:c="3"/>9.19 </text:p>
          </table:table-cell>
          <table:table-cell table:style-name="ce29" office:value-type="float" office:value="141" calcext:value-type="float">
            <text:p><text:s text:c="3"/>141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51" calcext:value-type="float">
            <text:p><text:s text:c="3"/>6.51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24" calcext:value-type="float">
            <text:p><text:s text:c="3"/>6.24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328" calcext:value-type="float">
            <text:p><text:s/>32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7" office:value-type="float" office:value="0.08" calcext:value-type="float">
            <text:p><text:s text:c="3"/>0.08 </text:p>
          </table:table-cell>
          <table:table-cell table:style-name="ce27" office:value-type="float" office:value="0.96" calcext:value-type="float">
            <text:p><text:s text:c="3"/>0.96 </text:p>
          </table:table-cell>
          <table:table-cell table:style-name="ce30" office:value-type="float" office:value="468" calcext:value-type="float">
            <text:p><text:s text:c="3"/>468 </text:p>
          </table:table-cell>
          <table:table-cell table:style-name="ce27" office:value-type="float" office:value="0.61" calcext:value-type="float">
            <text:p><text:s text:c="3"/>0.61 </text:p>
          </table:table-cell>
          <table:table-cell table:style-name="ce27" office:value-type="float" office:value="7.72" calcext:value-type="float">
            <text:p><text:s text:c="3"/>7.72 </text:p>
          </table:table-cell>
          <table:table-cell table:style-name="ce30" office:value-type="float" office:value="410" calcext:value-type="float">
            <text:p><text:s text:c="3"/>410 </text:p>
          </table:table-cell>
          <table:table-cell table:style-name="ce27" office:value-type="float" office:value="0.54" calcext:value-type="float">
            <text:p><text:s text:c="3"/>0.54 </text:p>
          </table:table-cell>
          <table:table-cell table:style-name="ce27" office:value-type="float" office:value="6.76" calcext:value-type="float">
            <text:p><text:s text:c="3"/>6.76 </text:p>
          </table:table-cell>
          <table:table-cell table:style-name="ce30" office:value-type="float" office:value="432" calcext:value-type="float">
            <text:p><text:s text:c="3"/>432 </text:p>
          </table:table-cell>
          <table:table-cell table:style-name="ce27" office:value-type="float" office:value="0.56" calcext:value-type="float">
            <text:p><text:s text:c="3"/>0.56 </text:p>
          </table:table-cell>
          <table:table-cell table:style-name="ce27" office:value-type="float" office:value="7.13" calcext:value-type="float">
            <text:p><text:s text:c="3"/>7.13 </text:p>
          </table:table-cell>
          <table:table-cell table:style-name="ce20" office:value-type="float" office:value="118" calcext:value-type="float">
            <text:p><text:s text:c="3"/>118 </text:p>
          </table:table-cell>
          <table:table-cell table:style-name="ce27" office:value-type="float" office:value="0.15" calcext:value-type="float">
            <text:p><text:s text:c="3"/>0.15 </text:p>
          </table:table-cell>
          <table:table-cell table:style-name="ce46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1277" calcext:value-type="float">
            <text:p><text:s text:c="3"/>1,277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6.13" calcext:value-type="float">
            <text:p><text:s text:c="3"/>6.13 </text:p>
          </table:table-cell>
          <table:table-cell table:style-name="ce28" office:value-type="float" office:value="424" calcext:value-type="float">
            <text:p><text:s text:c="3"/>42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2.03" calcext:value-type="float">
            <text:p><text:s text:c="3"/>2.03 </text:p>
          </table:table-cell>
          <table:table-cell table:style-name="ce28" office:value-type="float" office:value="1750" calcext:value-type="float">
            <text:p><text:s text:c="3"/>1,750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4" calcext:value-type="float">
            <text:p><text:s text:c="3"/>8.40 </text:p>
          </table:table-cell>
          <table:table-cell table:style-name="ce28" office:value-type="float" office:value="1326" calcext:value-type="float">
            <text:p><text:s text:c="3"/>1,326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28" office:value-type="float" office:value="1365" calcext:value-type="float">
            <text:p><text:s text:c="3"/>1,365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55" calcext:value-type="float">
            <text:p><text:s text:c="3"/>6.55 </text:p>
          </table:table-cell>
          <table:table-cell table:style-name="ce17" office:value-type="float" office:value="374" calcext:value-type="float">
            <text:p><text:s text:c="3"/>37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44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78" calcext:value-type="float">
            <text:p><text:s text:c="3"/>178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10.64" calcext:value-type="float">
            <text:p><text:s text:c="3"/>10.64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55" calcext:value-type="float">
            <text:p><text:s text:c="3"/>1.55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59" calcext:value-type="float">
            <text:p><text:s text:c="3"/>7.59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04" calcext:value-type="float">
            <text:p><text:s text:c="3"/>6.04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45" office:value-type="float" office:value="1.49" calcext:value-type="float">
            <text:p><text:s text:c="3"/>1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101" calcext:value-type="float">
            <text:p><text:s text:c="3"/>101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57" calcext:value-type="float">
            <text:p><text:s text:c="3"/>5.57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26" calcext:value-type="float">
            <text:p><text:s text:c="3"/>2.26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65" calcext:value-type="float">
            <text:p><text:s text:c="3"/>9.65 </text:p>
          </table:table-cell>
          <table:table-cell table:style-name="ce29" office:value-type="float" office:value="134" calcext:value-type="float">
            <text:p><text:s text:c="3"/>134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39" calcext:value-type="float">
            <text:p><text:s text:c="3"/>7.39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45" office:value-type="float" office:value="1.54" calcext:value-type="float">
            <text:p><text:s text:c="3"/>1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309" calcext:value-type="float">
            <text:p><text:s text:c="3"/>309 </text:p>
          </table:table-cell>
          <table:table-cell table:style-name="ce25" office:value-type="float" office:value="0.98" calcext:value-type="float">
            <text:p><text:s text:c="3"/>0.98 </text:p>
          </table:table-cell>
          <table:table-cell table:style-name="ce25" office:value-type="float" office:value="12.38" calcext:value-type="float">
            <text:p><text:s text:c="3"/>12.38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64" calcext:value-type="float">
            <text:p><text:s text:c="3"/>2.64 </text:p>
          </table:table-cell>
          <table:table-cell table:style-name="ce29" office:value-type="float" office:value="201" calcext:value-type="float">
            <text:p><text:s text:c="3"/>201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8.05" calcext:value-type="float">
            <text:p><text:s text:c="3"/>8.05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41" calcext:value-type="float">
            <text:p><text:s text:c="3"/>5.41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37" calcext:value-type="float">
            <text:p><text:s text:c="3"/>6.37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159" calcext:value-type="float">
            <text:p><text:s text:c="3"/>159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9.18" calcext:value-type="float">
            <text:p><text:s text:c="3"/>9.18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71" calcext:value-type="float">
            <text:p><text:s text:c="3"/>2.71 </text:p>
          </table:table-cell>
          <table:table-cell table:style-name="ce29" office:value-type="float" office:value="147" calcext:value-type="float">
            <text:p><text:s text:c="3"/>147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48" calcext:value-type="float">
            <text:p><text:s text:c="3"/>8.48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116" calcext:value-type="float">
            <text:p><text:s text:c="3"/>11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5.06" calcext:value-type="float">
            <text:p><text:s text:c="3"/>5.06 </text:p>
          </table:table-cell>
          <table:table-cell table:style-name="ce31" office:value-type="float" office:value="-1" calcext:value-type="float">
            <text:p><text:s/>－1 </text:p>
          </table:table-cell>
          <table:table-cell table:style-name="ce33" office:value-type="float" office:value="-0.01" calcext:value-type="float">
            <text:p><text:s/>－0.01 </text:p>
          </table:table-cell>
          <table:table-cell table:style-name="ce33" office:value-type="float" office:value="-0.08" calcext:value-type="float">
            <text:p><text:s/>－0.08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25" calcext:value-type="float">
            <text:p><text:s text:c="3"/>6.25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34" calcext:value-type="float">
            <text:p><text:s text:c="3"/>1.3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5" calcext:value-type="float">
            <text:p><text:s text:c="3"/>6.50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41" calcext:value-type="float">
            <text:p><text:s/>－41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69" calcext:value-type="float">
            <text:p><text:s/>－2.69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9" office:value-type="float" office:value="147" calcext:value-type="float">
            <text:p><text:s text:c="3"/>147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65" calcext:value-type="float">
            <text:p><text:s text:c="3"/>9.65 </text:p>
          </table:table-cell>
          <table:table-cell table:style-name="ce29" office:value-type="float" office:value="141" calcext:value-type="float">
            <text:p><text:s text:c="3"/>141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9.26" calcext:value-type="float">
            <text:p><text:s text:c="3"/>9.26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56" calcext:value-type="float">
            <text:p><text:s text:c="3"/>6.56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131" calcext:value-type="float">
            <text:p><text:s text:c="3"/>131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32" calcext:value-type="float">
            <text:p><text:s text:c="3"/>6.32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8" calcext:value-type="float">
            <text:p><text:s text:c="3"/>1.98 </text:p>
          </table:table-cell>
          <table:table-cell table:style-name="ce29" office:value-type="float" office:value="173" calcext:value-type="float">
            <text:p><text:s text:c="3"/>173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34" calcext:value-type="float">
            <text:p><text:s text:c="3"/>8.34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143" calcext:value-type="float">
            <text:p><text:s text:c="3"/>143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89" calcext:value-type="float">
            <text:p><text:s text:c="3"/>6.89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77" calcext:value-type="float">
            <text:p><text:s text:c="3"/>4.77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55" calcext:value-type="float">
            <text:p><text:s text:c="3"/>9.55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77" calcext:value-type="float">
            <text:p><text:s text:c="3"/>4.77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88" calcext:value-type="float">
            <text:p><text:s text:c="3"/>7.88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201" calcext:value-type="float">
            <text:p><text:s text:c="3"/>201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55" calcext:value-type="float">
            <text:p><text:s text:c="3"/>9.55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61" calcext:value-type="float">
            <text:p><text:s text:c="3"/>3.61 </text:p>
          </table:table-cell>
          <table:table-cell table:style-name="ce29" office:value-type="float" office:value="183" calcext:value-type="float">
            <text:p><text:s text:c="3"/>183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69" calcext:value-type="float">
            <text:p><text:s text:c="3"/>8.69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5.08" calcext:value-type="float">
            <text:p><text:s text:c="3"/>5.08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27" calcext:value-type="float">
            <text:p><text:s text:c="3"/>6.27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96" calcext:value-type="float">
            <text:p><text:s text:c="3"/>96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22" calcext:value-type="float">
            <text:p><text:s text:c="3"/>4.22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41" calcext:value-type="float">
            <text:p><text:s text:c="3"/>1.41 </text:p>
          </table:table-cell>
          <table:table-cell table:style-name="ce29" office:value-type="float" office:value="188" calcext:value-type="float">
            <text:p><text:s text:c="3"/>188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8.26" calcext:value-type="float">
            <text:p><text:s text:c="3"/>8.26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85" calcext:value-type="float">
            <text:p><text:s text:c="3"/>6.85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11" calcext:value-type="float">
            <text:p><text:s text:c="3"/>6.11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5" office:value-type="float" office:value="1.32" calcext:value-type="float">
            <text:p><text:s text:c="3"/>1.3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38" calcext:value-type="float">
            <text:p><text:s text:c="3"/>3.38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2.02" calcext:value-type="float">
            <text:p><text:s text:c="3"/>2.02 </text:p>
          </table:table-cell>
          <table:table-cell table:style-name="ce29" office:value-type="float" office:value="160" calcext:value-type="float">
            <text:p><text:s text:c="3"/>160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8.08" calcext:value-type="float">
            <text:p><text:s text:c="3"/>8.08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06" calcext:value-type="float">
            <text:p><text:s text:c="3"/>6.06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57" calcext:value-type="float">
            <text:p><text:s text:c="3"/>7.57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62" calcext:value-type="float">
            <text:p><text:s text:c="3"/>1.62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519" calcext:value-type="float">
            <text:p><text:s text:c="3"/>519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31" calcext:value-type="float">
            <text:p><text:s text:c="3"/>4.31 </text:p>
          </table:table-cell>
          <table:table-cell table:style-name="ce28" office:value-type="float" office:value="133" calcext:value-type="float">
            <text:p><text:s text:c="3"/>133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1" calcext:value-type="float">
            <text:p><text:s text:c="3"/>1.10 </text:p>
          </table:table-cell>
          <table:table-cell table:style-name="ce28" office:value-type="float" office:value="915" calcext:value-type="float">
            <text:p><text:s text:c="3"/>915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59" calcext:value-type="float">
            <text:p><text:s text:c="3"/>7.59 </text:p>
          </table:table-cell>
          <table:table-cell table:style-name="ce28" office:value-type="float" office:value="782" calcext:value-type="float">
            <text:p><text:s text:c="3"/>782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49" calcext:value-type="float">
            <text:p><text:s text:c="3"/>6.49 </text:p>
          </table:table-cell>
          <table:table-cell table:style-name="ce28" office:value-type="float" office:value="801" calcext:value-type="float">
            <text:p><text:s text:c="3"/>801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17" office:value-type="float" office:value="288" calcext:value-type="float">
            <text:p><text:s text:c="3"/>28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44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10.59" calcext:value-type="float">
            <text:p><text:s text:c="3"/>10.59 </text:p>
          </table:table-cell>
          <table:table-cell table:style-name="ce29" office:value-type="float" office:value="-4" calcext:value-type="float">
            <text:p><text:s/>－4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25" office:value-type="float" office:value="-1.76" calcext:value-type="float">
            <text:p><text:s/>－1.76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73" calcext:value-type="float">
            <text:p><text:s text:c="3"/>5.73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49" calcext:value-type="float">
            <text:p><text:s text:c="3"/>7.49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17" calcext:value-type="float">
            <text:p><text:s text:c="3"/>6.17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18" calcext:value-type="float">
            <text:p><text:s text:c="3"/>218 </text:p>
          </table:table-cell>
          <table:table-cell table:style-name="ce25" office:value-type="float" office:value="1.78" calcext:value-type="float">
            <text:p><text:s text:c="3"/>1.78 </text:p>
          </table:table-cell>
          <table:table-cell table:style-name="ce25" office:value-type="float" office:value="22.43" calcext:value-type="float">
            <text:p><text:s text:c="3"/>22.43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88" calcext:value-type="float">
            <text:p><text:s text:c="3"/>2.88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10.07" calcext:value-type="float">
            <text:p><text:s text:c="3"/>10.07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33" calcext:value-type="float">
            <text:p><text:s text:c="3"/>8.33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26" calcext:value-type="float">
            <text:p><text:s text:c="3"/>126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54" calcext:value-type="float">
            <text:p><text:s text:c="3"/>8.54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3" calcext:value-type="float">
            <text:p><text:s text:c="3"/>2.30 </text:p>
          </table:table-cell>
          <table:table-cell table:style-name="ce29" office:value-type="float" office:value="125" calcext:value-type="float">
            <text:p><text:s text:c="3"/>125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47" calcext:value-type="float">
            <text:p><text:s text:c="3"/>8.47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16" calcext:value-type="float">
            <text:p><text:s text:c="3"/>6.16 </text:p>
          </table:table-cell>
          <table:table-cell table:style-name="ce29" office:value-type="float" office:value="105" calcext:value-type="float">
            <text:p><text:s text:c="3"/>105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7.11" calcext:value-type="float">
            <text:p><text:s text:c="3"/>7.11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56" calcext:value-type="float">
            <text:p><text:s text:c="3"/>156 </text:p>
          </table:table-cell>
          <table:table-cell table:style-name="ce25" office:value-type="float" office:value="0.92" calcext:value-type="float">
            <text:p><text:s text:c="3"/>0.92 </text:p>
          </table:table-cell>
          <table:table-cell table:style-name="ce25" office:value-type="float" office:value="11.66" calcext:value-type="float">
            <text:p><text:s text:c="3"/>11.66 </text:p>
          </table:table-cell>
          <table:table-cell table:style-name="ce29" office:value-type="float" office:value="31" calcext:value-type="float">
            <text:p><text:s text:c="3"/>3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32" calcext:value-type="float">
            <text:p><text:s text:c="3"/>2.32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8.07" calcext:value-type="float">
            <text:p><text:s text:c="3"/>8.07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75" calcext:value-type="float">
            <text:p><text:s text:c="3"/>5.75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7.02" calcext:value-type="float">
            <text:p><text:s text:c="3"/>7.02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91" calcext:value-type="float">
            <text:p><text:s/>－91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5" office:value-type="float" office:value="-3.22" calcext:value-type="float">
            <text:p><text:s/>－3.22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31" calcext:value-type="float">
            <text:p><text:s text:c="3"/>1.31 </text:p>
          </table:table-cell>
          <table:table-cell table:style-name="ce29" office:value-type="float" office:value="193" calcext:value-type="float">
            <text:p><text:s text:c="3"/>193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83" calcext:value-type="float">
            <text:p><text:s text:c="3"/>6.83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52" calcext:value-type="float">
            <text:p><text:s text:c="3"/>5.52 </text:p>
          </table:table-cell>
          <table:table-cell table:style-name="ce29" office:value-type="float" office:value="186" calcext:value-type="float">
            <text:p><text:s text:c="3"/>186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18" office:value-type="float" office:value="73" calcext:value-type="float">
            <text:p><text:s text:c="3"/>7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38" calcext:value-type="float">
            <text:p><text:s/>－38 </text:p>
          </table:table-cell>
          <table:table-cell table:style-name="ce25" office:value-type="float" office:value="-0.66" calcext:value-type="float">
            <text:p><text:s/>－0.66 </text:p>
          </table:table-cell>
          <table:table-cell table:style-name="ce25" office:value-type="float" office:value="-8.36" calcext:value-type="float">
            <text:p><text:s/>－8.36 </text:p>
          </table:table-cell>
          <table:table-cell table:style-name="ce29" office:value-type="float" office:value="-14" calcext:value-type="float">
            <text:p><text:s/>－14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3.08" calcext:value-type="float">
            <text:p><text:s/>－3.08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4" calcext:value-type="float">
            <text:p><text:s text:c="3"/>4.40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48" calcext:value-type="float">
            <text:p><text:s text:c="3"/>7.48 </text:p>
          </table:table-cell>
          <table:table-cell table:style-name="ce29" office:value-type="float" office:value="31" calcext:value-type="float">
            <text:p><text:s text:c="3"/>3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3" calcext:value-type="float">
            <text:p><text:s text:c="3"/>3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43" calcext:value-type="float">
            <text:p><text:s/>－43 </text:p>
          </table:table-cell>
          <table:table-cell table:style-name="ce25" office:value-type="float" office:value="-1.44" calcext:value-type="float">
            <text:p><text:s/>－1.44 </text:p>
          </table:table-cell>
          <table:table-cell table:style-name="ce25" office:value-type="float" office:value="-18.12" calcext:value-type="float">
            <text:p><text:s/>－18.12 </text:p>
          </table:table-cell>
          <table:table-cell table:style-name="ce29" office:value-type="float" office:value="-18" calcext:value-type="float">
            <text:p><text:s/>－18 </text:p>
          </table:table-cell>
          <table:table-cell table:style-name="ce25" office:value-type="float" office:value="-0.6" calcext:value-type="float">
            <text:p><text:s/>－0.60 </text:p>
          </table:table-cell>
          <table:table-cell table:style-name="ce25" office:value-type="float" office:value="-7.59" calcext:value-type="float">
            <text:p><text:s/>－7.59 </text:p>
          </table:table-cell>
          <table:table-cell table:style-name="ce29" office:value-type="float" office:value="12" calcext:value-type="float">
            <text:p><text:s text:c="3"/>1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5.06" calcext:value-type="float">
            <text:p><text:s text:c="3"/>5.06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5" office:value-type="float" office:value="12.65" calcext:value-type="float">
            <text:p><text:s text:c="3"/>12.65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37" calcext:value-type="float">
            <text:p><text:s text:c="3"/>3.37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75" calcext:value-type="float">
            <text:p><text:s text:c="3"/>2.75 </text:p>
          </table:table-cell>
          <table:table-cell table:style-name="ce29" office:value-type="float" office:value="-20" calcext:value-type="float">
            <text:p><text:s/>－20 </text:p>
          </table:table-cell>
          <table:table-cell table:style-name="ce25" office:value-type="float" office:value="-0.11" calcext:value-type="float">
            <text:p><text:s/>－0.11 </text:p>
          </table:table-cell>
          <table:table-cell table:style-name="ce25" office:value-type="float" office:value="-1.34" calcext:value-type="float">
            <text:p><text:s/>－1.34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84" calcext:value-type="float">
            <text:p><text:s text:c="3"/>5.84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7.18" calcext:value-type="float">
            <text:p><text:s text:c="3"/>7.18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65" calcext:value-type="float">
            <text:p><text:s text:c="3"/>6.65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96" calcext:value-type="float">
            <text:p><text:s text:c="3"/>2.96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45" calcext:value-type="float">
            <text:p><text:s text:c="3"/>1.45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3" calcext:value-type="float">
            <text:p><text:s text:c="3"/>6.30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27" calcext:value-type="float">
            <text:p><text:s/>－27 </text:p>
          </table:table-cell>
          <table:table-cell table:style-name="ce25" office:value-type="float" office:value="-0.9" calcext:value-type="float">
            <text:p><text:s/>－0.90 </text:p>
          </table:table-cell>
          <table:table-cell table:style-name="ce25" office:value-type="float" office:value="-11.37" calcext:value-type="float">
            <text:p><text:s/>－11.37 </text:p>
          </table:table-cell>
          <table:table-cell table:style-name="ce29" office:value-type="float" office:value="2" calcext:value-type="float">
            <text:p><text:s text:c="3"/>2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2.21" calcext:value-type="float">
            <text:p><text:s text:c="3"/>12.21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1.37" calcext:value-type="float">
            <text:p><text:s text:c="3"/>11.37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74" calcext:value-type="float">
            <text:p><text:s text:c="3"/>6.74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45" office:value-type="float" office:value="5.05" calcext:value-type="float">
            <text:p><text:s text:c="3"/>5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06" calcext:value-type="float">
            <text:p><text:s text:c="3"/>106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81" calcext:value-type="float">
            <text:p><text:s text:c="3"/>8.81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82" calcext:value-type="float">
            <text:p><text:s text:c="3"/>2.82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89" calcext:value-type="float">
            <text:p><text:s text:c="3"/>8.89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06" calcext:value-type="float">
            <text:p><text:s text:c="3"/>6.06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06" calcext:value-type="float">
            <text:p><text:s text:c="3"/>6.06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60" calcext:value-type="float">
            <text:p><text:s text:c="3"/>160 </text:p>
          </table:table-cell>
          <table:table-cell table:style-name="ce24" office:value-type="float" office:value="1.74" calcext:value-type="float">
            <text:p><text:s text:c="3"/>1.74 </text:p>
          </table:table-cell>
          <table:table-cell table:style-name="ce24" office:value-type="float" office:value="21.98" calcext:value-type="float">
            <text:p><text:s text:c="3"/>21.98 </text:p>
          </table:table-cell>
          <table:table-cell table:style-name="ce28" office:value-type="float" office:value="46" calcext:value-type="float">
            <text:p><text:s text:c="3"/>46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31" calcext:value-type="float">
            <text:p><text:s text:c="3"/>6.31 </text:p>
          </table:table-cell>
          <table:table-cell table:style-name="ce28" office:value-type="float" office:value="78" calcext:value-type="float">
            <text:p><text:s text:c="3"/>78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71" calcext:value-type="float">
            <text:p><text:s text:c="3"/>10.71 </text:p>
          </table:table-cell>
          <table:table-cell table:style-name="ce28" office:value-type="float" office:value="32" calcext:value-type="float">
            <text:p><text:s text:c="3"/>32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39" calcext:value-type="float">
            <text:p><text:s text:c="3"/>4.39 </text:p>
          </table:table-cell>
          <table:table-cell table:style-name="ce28" office:value-type="float" office:value="60" calcext:value-type="float">
            <text:p><text:s text:c="3"/>60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8.24" calcext:value-type="float">
            <text:p><text:s text:c="3"/>8.24 </text:p>
          </table:table-cell>
          <table:table-cell table:style-name="ce17" office:value-type="float" office:value="10" calcext:value-type="float">
            <text:p><text:s text:c="3"/>10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44" office:value-type="float" office:value="1.37" calcext:value-type="float">
            <text:p><text:s text:c="3"/>1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60" calcext:value-type="float">
            <text:p><text:s text:c="3"/>160 </text:p>
          </table:table-cell>
          <table:table-cell table:style-name="ce25" office:value-type="float" office:value="1.95" calcext:value-type="float">
            <text:p><text:s text:c="3"/>1.95 </text:p>
          </table:table-cell>
          <table:table-cell table:style-name="ce25" office:value-type="float" office:value="24.65" calcext:value-type="float">
            <text:p><text:s text:c="3"/>24.65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5" office:value-type="float" office:value="10.78" calcext:value-type="float">
            <text:p><text:s text:c="3"/>10.78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16" calcext:value-type="float">
            <text:p><text:s text:c="3"/>4.16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31" calcext:value-type="float">
            <text:p><text:s text:c="3"/>8.31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5" office:value-type="float" office:value="1.23" calcext:value-type="float">
            <text:p><text:s text:c="3"/>1.23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0" calcext:value-type="float">
            <text:p>－ </text:p>
          </table:table-cell>
          <table:table-cell table:number-columns-repeated="2" table:style-name="ce27" office:value-type="float" office:value="0" calcext:value-type="float">
            <text:p>－ </text:p>
          </table:table-cell>
          <table:table-cell table:style-name="ce32" office:value-type="float" office:value="3" calcext:value-type="float">
            <text:p><text:s text:c="3"/>3 </text:p>
          </table:table-cell>
          <table:table-cell table:style-name="ce34" office:value-type="float" office:value="0.3" calcext:value-type="float">
            <text:p><text:s text:c="3"/>0.30 </text:p>
          </table:table-cell>
          <table:table-cell table:style-name="ce34" office:value-type="float" office:value="3.8" calcext:value-type="float">
            <text:p><text:s text:c="3"/>3.80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7" office:value-type="float" office:value="0.8" calcext:value-type="float">
            <text:p><text:s text:c="3"/>0.80 </text:p>
          </table:table-cell>
          <table:table-cell table:style-name="ce27" office:value-type="float" office:value="10.14" calcext:value-type="float">
            <text:p><text:s text:c="3"/>10.14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7" office:value-type="float" office:value="0.5" calcext:value-type="float">
            <text:p><text:s text:c="3"/>0.50 </text:p>
          </table:table-cell>
          <table:table-cell table:style-name="ce27" office:value-type="float" office:value="6.34" calcext:value-type="float">
            <text:p><text:s text:c="3"/>6.34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7" office:value-type="float" office:value="0.6" calcext:value-type="float">
            <text:p><text:s text:c="3"/>0.60 </text:p>
          </table:table-cell>
          <table:table-cell table:style-name="ce37" office:value-type="float" office:value="7.61" calcext:value-type="float">
            <text:p><text:s text:c="3"/>7.61 </text:p>
          </table:table-cell>
          <table:table-cell table:style-name="ce40" office:value-type="float" office:value="2" calcext:value-type="float">
            <text:p><text:s/>2 </text:p>
          </table:table-cell>
          <table:table-cell table:style-name="ce43" office:value-type="float" office:value="0.2" calcext:value-type="float">
            <text:p><text:s text:c="3"/>0.20 </text:p>
          </table:table-cell>
          <table:table-cell table:style-name="ce47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8" office:value-type="string" calcext:value-type="string" table:number-columns-spanned="4" table:number-rows-spanned="1">
            <text:p>內政部戶政司 民國97年3月6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9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number-columns-repeated="1005"/>
        </table:table-row>
        <table:table-row table:style-name="ro10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1">
          <table:table-cell table:style-name="ce11" table:number-columns-repeated="18"/>
          <table:table-cell/>
          <table:table-cell table:style-name="ce48"/>
          <table:table-cell table:style-name="ce11" table:number-columns-repeated="1004"/>
        </table:table-row>
        <table:table-row table:style-name="ro11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1" table:number-rows-repeated="39">
          <table:table-cell table:style-name="ce11" table:number-columns-repeated="1024"/>
        </table:table-row>
        <table:table-row table:style-name="ro12" table:number-rows-repeated="2843">
          <table:table-cell table:style-name="ce11" table:number-columns-repeated="1024"/>
        </table:table-row>
        <table:table-row table:style-name="ro12" table:number-rows-repeated="104563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MOI</dc:creator>
    <dc:date>2008-03-06T15:22:36</dc:date>
    <meta:print-date>2008-02-05T15:58:0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